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7.791cm" svg:height="10.206cm" svg:x="3.817cm" svg:y="4.656cm" svg:viewBox="0 0 17792 10207" draw:points="0,10181 2805,10207 13888,0 17792,0">
          <text:p/>
        </draw:polyline>
        <draw:frame draw:style-name="gr2" draw:layer="layout" svg:width="4.138cm" svg:height="0.962cm" svg:x="21.909cm" svg:y="4.275cm">
          <draw:text-box>
            <text:p>Ramp Signal</text:p>
          </draw:text-box>
        </draw:frame>
        <draw:line draw:style-name="gr3" draw:text-style-name="P1" draw:layer="layout" svg:x1="6.735cm" svg:y1="15.428cm" svg:x2="6.735cm" svg:y2="16.068cm">
          <text:p/>
        </draw:line>
        <draw:line draw:style-name="gr3" draw:text-style-name="P1" draw:layer="layout" svg:x1="7.035cm" svg:y1="15.428cm" svg:x2="7.035cm" svg:y2="16.068cm">
          <text:p/>
        </draw:line>
        <draw:line draw:style-name="gr3" draw:text-style-name="P1" draw:layer="layout" svg:x1="7.335cm" svg:y1="15.428cm" svg:x2="7.335cm" svg:y2="16.068cm">
          <text:p/>
        </draw:line>
        <draw:line draw:style-name="gr3" draw:text-style-name="P1" draw:layer="layout" svg:x1="7.635cm" svg:y1="15.428cm" svg:x2="7.635cm" svg:y2="16.068cm">
          <text:p/>
        </draw:line>
        <draw:line draw:style-name="gr3" draw:text-style-name="P1" draw:layer="layout" svg:x1="7.935cm" svg:y1="15.428cm" svg:x2="7.935cm" svg:y2="16.068cm">
          <text:p/>
        </draw:line>
        <draw:line draw:style-name="gr3" draw:text-style-name="P1" draw:layer="layout" svg:x1="8.235cm" svg:y1="15.428cm" svg:x2="8.235cm" svg:y2="16.068cm">
          <text:p/>
        </draw:line>
        <draw:line draw:style-name="gr3" draw:text-style-name="P1" draw:layer="layout" svg:x1="8.535cm" svg:y1="15.428cm" svg:x2="8.535cm" svg:y2="16.068cm">
          <text:p/>
        </draw:line>
        <draw:line draw:style-name="gr3" draw:text-style-name="P1" draw:layer="layout" svg:x1="8.835cm" svg:y1="15.428cm" svg:x2="8.835cm" svg:y2="16.068cm">
          <text:p/>
        </draw:line>
        <draw:line draw:style-name="gr3" draw:text-style-name="P1" draw:layer="layout" svg:x1="9.135cm" svg:y1="15.428cm" svg:x2="9.135cm" svg:y2="16.068cm">
          <text:p/>
        </draw:line>
        <draw:line draw:style-name="gr3" draw:text-style-name="P1" draw:layer="layout" svg:x1="9.435cm" svg:y1="15.428cm" svg:x2="9.435cm" svg:y2="16.068cm">
          <text:p/>
        </draw:line>
        <draw:line draw:style-name="gr3" draw:text-style-name="P1" draw:layer="layout" svg:x1="9.735cm" svg:y1="15.428cm" svg:x2="9.735cm" svg:y2="16.068cm">
          <text:p/>
        </draw:line>
        <draw:line draw:style-name="gr3" draw:text-style-name="P1" draw:layer="layout" svg:x1="10.035cm" svg:y1="15.428cm" svg:x2="10.035cm" svg:y2="16.068cm">
          <text:p/>
        </draw:line>
        <draw:line draw:style-name="gr3" draw:text-style-name="P1" draw:layer="layout" svg:x1="10.335cm" svg:y1="15.428cm" svg:x2="10.335cm" svg:y2="16.068cm">
          <text:p/>
        </draw:line>
        <draw:line draw:style-name="gr3" draw:text-style-name="P1" draw:layer="layout" svg:x1="10.635cm" svg:y1="15.428cm" svg:x2="10.635cm" svg:y2="16.068cm">
          <text:p/>
        </draw:line>
        <draw:line draw:style-name="gr3" draw:text-style-name="P1" draw:layer="layout" svg:x1="10.935cm" svg:y1="15.428cm" svg:x2="10.935cm" svg:y2="16.068cm">
          <text:p/>
        </draw:line>
        <draw:line draw:style-name="gr3" draw:text-style-name="P1" draw:layer="layout" svg:x1="11.235cm" svg:y1="15.428cm" svg:x2="11.235cm" svg:y2="16.068cm">
          <text:p/>
        </draw:line>
        <draw:line draw:style-name="gr3" draw:text-style-name="P1" draw:layer="layout" svg:x1="11.535cm" svg:y1="15.428cm" svg:x2="11.535cm" svg:y2="16.068cm">
          <text:p/>
        </draw:line>
        <draw:line draw:style-name="gr3" draw:text-style-name="P1" draw:layer="layout" svg:x1="11.835cm" svg:y1="15.428cm" svg:x2="11.835cm" svg:y2="16.068cm">
          <text:p/>
        </draw:line>
        <draw:line draw:style-name="gr3" draw:text-style-name="P1" draw:layer="layout" svg:x1="12.135cm" svg:y1="15.428cm" svg:x2="12.135cm" svg:y2="16.068cm">
          <text:p/>
        </draw:line>
        <draw:line draw:style-name="gr3" draw:text-style-name="P1" draw:layer="layout" svg:x1="12.435cm" svg:y1="15.428cm" svg:x2="12.435cm" svg:y2="16.068cm">
          <text:p/>
        </draw:line>
        <draw:line draw:style-name="gr3" draw:text-style-name="P1" draw:layer="layout" svg:x1="12.735cm" svg:y1="15.428cm" svg:x2="12.735cm" svg:y2="16.068cm">
          <text:p/>
        </draw:line>
        <draw:line draw:style-name="gr3" draw:text-style-name="P1" draw:layer="layout" svg:x1="13.035cm" svg:y1="15.428cm" svg:x2="13.035cm" svg:y2="16.068cm">
          <text:p/>
        </draw:line>
        <draw:line draw:style-name="gr3" draw:text-style-name="P1" draw:layer="layout" svg:x1="13.335cm" svg:y1="15.428cm" svg:x2="13.335cm" svg:y2="16.068cm">
          <text:p/>
        </draw:line>
        <draw:line draw:style-name="gr3" draw:text-style-name="P1" draw:layer="layout" svg:x1="13.635cm" svg:y1="15.428cm" svg:x2="13.635cm" svg:y2="16.068cm">
          <text:p/>
        </draw:line>
        <draw:line draw:style-name="gr3" draw:text-style-name="P1" draw:layer="layout" svg:x1="13.935cm" svg:y1="15.428cm" svg:x2="13.935cm" svg:y2="16.068cm">
          <text:p/>
        </draw:line>
        <draw:line draw:style-name="gr3" draw:text-style-name="P1" draw:layer="layout" svg:x1="14.235cm" svg:y1="15.428cm" svg:x2="14.235cm" svg:y2="16.068cm">
          <text:p/>
        </draw:line>
        <draw:line draw:style-name="gr3" draw:text-style-name="P1" draw:layer="layout" svg:x1="14.535cm" svg:y1="15.428cm" svg:x2="14.535cm" svg:y2="16.068cm">
          <text:p/>
        </draw:line>
        <draw:line draw:style-name="gr3" draw:text-style-name="P1" draw:layer="layout" svg:x1="14.835cm" svg:y1="15.428cm" svg:x2="14.835cm" svg:y2="16.068cm">
          <text:p/>
        </draw:line>
        <draw:line draw:style-name="gr3" draw:text-style-name="P1" draw:layer="layout" svg:x1="15.135cm" svg:y1="15.428cm" svg:x2="15.135cm" svg:y2="16.068cm">
          <text:p/>
        </draw:line>
        <draw:line draw:style-name="gr3" draw:text-style-name="P1" draw:layer="layout" svg:x1="15.435cm" svg:y1="15.428cm" svg:x2="15.435cm" svg:y2="16.068cm">
          <text:p/>
        </draw:line>
        <draw:line draw:style-name="gr3" draw:text-style-name="P1" draw:layer="layout" svg:x1="15.735cm" svg:y1="15.428cm" svg:x2="15.735cm" svg:y2="16.068cm">
          <text:p/>
        </draw:line>
        <draw:line draw:style-name="gr3" draw:text-style-name="P1" draw:layer="layout" svg:x1="16.035cm" svg:y1="15.428cm" svg:x2="16.035cm" svg:y2="16.068cm">
          <text:p/>
        </draw:line>
        <draw:line draw:style-name="gr3" draw:text-style-name="P1" draw:layer="layout" svg:x1="16.335cm" svg:y1="15.428cm" svg:x2="16.335cm" svg:y2="16.068cm">
          <text:p/>
        </draw:line>
        <draw:line draw:style-name="gr3" draw:text-style-name="P1" draw:layer="layout" svg:x1="16.635cm" svg:y1="15.428cm" svg:x2="16.635cm" svg:y2="16.068cm">
          <text:p/>
        </draw:line>
        <draw:line draw:style-name="gr3" draw:text-style-name="P1" draw:layer="layout" svg:x1="16.935cm" svg:y1="15.428cm" svg:x2="16.935cm" svg:y2="16.068cm">
          <text:p/>
        </draw:line>
        <draw:line draw:style-name="gr3" draw:text-style-name="P1" draw:layer="layout" svg:x1="17.235cm" svg:y1="15.428cm" svg:x2="17.235cm" svg:y2="16.068cm">
          <text:p/>
        </draw:line>
        <draw:line draw:style-name="gr3" draw:text-style-name="P1" draw:layer="layout" svg:x1="17.535cm" svg:y1="15.428cm" svg:x2="17.535cm" svg:y2="16.068cm">
          <text:p/>
        </draw:line>
        <draw:line draw:style-name="gr3" draw:text-style-name="P1" draw:layer="layout" svg:x1="17.835cm" svg:y1="15.428cm" svg:x2="17.835cm" svg:y2="16.068cm">
          <text:p/>
        </draw:line>
        <draw:line draw:style-name="gr3" draw:text-style-name="P1" draw:layer="layout" svg:x1="18.135cm" svg:y1="15.428cm" svg:x2="18.135cm" svg:y2="16.068cm">
          <text:p/>
        </draw:line>
        <draw:line draw:style-name="gr3" draw:text-style-name="P1" draw:layer="layout" svg:x1="18.435cm" svg:y1="15.428cm" svg:x2="18.435cm" svg:y2="16.068cm">
          <text:p/>
        </draw:line>
        <draw:line draw:style-name="gr3" draw:text-style-name="P1" draw:layer="layout" svg:x1="18.735cm" svg:y1="15.428cm" svg:x2="18.735cm" svg:y2="16.068cm">
          <text:p/>
        </draw:line>
        <draw:line draw:style-name="gr3" draw:text-style-name="P1" draw:layer="layout" svg:x1="19.035cm" svg:y1="15.428cm" svg:x2="19.035cm" svg:y2="16.068cm">
          <text:p/>
        </draw:line>
        <draw:line draw:style-name="gr3" draw:text-style-name="P1" draw:layer="layout" svg:x1="19.335cm" svg:y1="15.428cm" svg:x2="19.335cm" svg:y2="16.068cm">
          <text:p/>
        </draw:line>
        <draw:line draw:style-name="gr3" draw:text-style-name="P1" draw:layer="layout" svg:x1="19.635cm" svg:y1="15.428cm" svg:x2="19.635cm" svg:y2="16.068cm">
          <text:p/>
        </draw:line>
        <draw:line draw:style-name="gr3" draw:text-style-name="P1" draw:layer="layout" svg:x1="19.935cm" svg:y1="15.428cm" svg:x2="19.935cm" svg:y2="16.068cm">
          <text:p/>
        </draw:line>
        <draw:line draw:style-name="gr3" draw:text-style-name="P1" draw:layer="layout" svg:x1="20.235cm" svg:y1="15.428cm" svg:x2="20.235cm" svg:y2="16.068cm">
          <text:p/>
        </draw:line>
        <draw:line draw:style-name="gr3" draw:text-style-name="P1" draw:layer="layout" svg:x1="20.535cm" svg:y1="15.428cm" svg:x2="20.535cm" svg:y2="16.068cm">
          <text:p/>
        </draw:line>
        <draw:line draw:style-name="gr3" draw:text-style-name="P1" draw:layer="layout" svg:x1="20.835cm" svg:y1="15.428cm" svg:x2="20.835cm" svg:y2="16.068cm">
          <text:p/>
        </draw:line>
        <draw:frame draw:style-name="gr2" draw:text-style-name="P1" draw:layer="layout" svg:width="5.197cm" svg:height="1.673cm" svg:x="21.232cm" svg:y="14.816cm">
          <draw:text-box>
            <text:p text:style-name="P1">Winkinson Clock</text:p>
            <text:p text:style-name="P1">(100MHz)</text:p>
          </draw:text-box>
        </draw:frame>
        <draw:line draw:style-name="gr4" draw:text-style-name="P1" draw:layer="layout" svg:x1="17.657cm" svg:y1="4.657cm" svg:x2="5.992cm" svg:y2="4.657cm">
          <text:p/>
        </draw:line>
        <draw:line draw:style-name="gr4" draw:text-style-name="P1" draw:layer="layout" svg:x1="6.604cm" svg:y1="14.911cm" svg:x2="6.605cm" svg:y2="7.009cm">
          <text:p/>
        </draw:line>
        <draw:line draw:style-name="gr4" draw:text-style-name="P1" draw:layer="layout" svg:x1="13.918cm" svg:y1="16.016cm" svg:x2="13.943cm" svg:y2="6.915cm">
          <text:p/>
        </draw:line>
        <draw:line draw:style-name="gr5" draw:text-style-name="P1" draw:layer="layout" svg:x1="21.326cm" svg:y1="8.09cm" svg:x2="2.982cm" svg:y2="8.09cm">
          <text:p/>
        </draw:line>
        <draw:frame draw:style-name="gr2" draw:layer="layout" svg:width="1.615cm" svg:height="0.962cm" svg:x="5.757cm" svg:y="16.087cm">
          <draw:text-box>
            <text:p>T=0</text:p>
          </draw:text-box>
        </draw:frame>
        <draw:frame draw:style-name="gr2" draw:layer="layout" svg:width="1.81cm" svg:height="0.962cm" svg:x="5.616cm" svg:y="3.528cm">
          <draw:text-box>
            <text:p>2.5V</text:p>
          </draw:text-box>
        </draw:frame>
        <draw:frame draw:style-name="gr2" draw:layer="layout" svg:width="1.277cm" svg:height="0.962cm" svg:x="3.122cm" svg:y="13.641cm">
          <draw:text-box>
            <text:p>0V</text:p>
          </draw:text-box>
        </draw:frame>
        <draw:frame draw:style-name="gr2" draw:text-style-name="P2" draw:layer="layout" svg:width="4.066cm" svg:height="0.962cm" svg:x="21.697cm" svg:y="7.696cm">
          <draw:text-box>
            <text:p text:style-name="P2"><text:span text:style-name="T1">SCA Voltage</text:span></text:p>
          </draw:text-box>
        </draw:frame>
        <draw:frame draw:style-name="gr2" draw:layer="layout" svg:width="5.789cm" svg:height="0.962cm" svg:x="11.095cm" svg:y="17.816cm">
          <draw:text-box>
            <text:p>T = Digitized Value</text:p>
          </draw:text-box>
        </draw:frame>
        <draw:line draw:style-name="gr6" draw:text-style-name="P1" draw:layer="layout" svg:x1="13.947cm" svg:y1="17.804cm" svg:x2="13.947cm" svg:y2="16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4-06T21:43:06</meta:creation-date>
    <dc:date>2017-04-09T19:11:49</dc:date>
    <dc:creator>Ben Rotter</dc:creator>
    <meta:editing-duration>P2DT21H28M44S</meta:editing-duration>
    <meta:editing-cycles>2</meta:editing-cycles>
    <meta:generator>OpenOffice/4.0.0$Unix OpenOffice.org_project/400m3$Build-9702</meta:generator>
    <meta:document-statistic meta:object-count="61"/>
  </office:meta>
</office:document-meta>
</file>